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Text_20_body">
      <style:text-properties style:font-name="DejaVu Sans1" officeooo:paragraph-rsid="001d6be0"/>
    </style:style>
    <style:style style:name="P3" style:family="paragraph" style:parent-style-name="Text_20_body">
      <style:text-properties style:font-name="DejaVu Sans1" officeooo:paragraph-rsid="001e99c0"/>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DejaVu Sans1"/>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araka Brahma</text:span><text:line-break/><text:line-break/>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line-break/><text:line-break/>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line-break/><text:lin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line-break/><text:soft-page-break/><text:line-break/>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line-break/><text:line-break/>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line-break/><text:line-break/>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text:soft-page-break/>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line-break/><text:line-break/>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Después de muchos años de actividad social radical y acumulando una masa de seguidores, su vitalidad comenzó a disminuir. Aunque no creo que él mismo haya tenido una caída ética, creo que tuvo una caída enérgica porque ya no pudo mantener el vigor que le permitió mantener a todos en línea. Todo tipo de inmoralidad sucedió a su alrededor y no pudo evitarlo. Los discípulos comenzaron a creer que su gurú conocedor en realidad perdonó sus actividades corruptas porque el maestro ya no los revisó.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line-break/><text:line-break/>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text:soft-page-break/>se traga la rana de un mordisco. Por supuesto, tales maestros son raros y no son accesibles para el mercado espiritual. Sin embargo, ¿pueden estas cobras seguir tragando ranas gigantes repetidamente? ¿Hay algún límite incluso para ellos?<text:line-break/><text:line-break/>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line-break/><text:line-break/>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la gloria del maestro se revelaría en su legado: en las grandes obras de sus seguidores después de su muerte física.<text:line-break/><text:line-break/>Es la ignorancia y la desesperación de los seres humanos aislados de la conciencia del macrocosmos lo que crea las ideas de gurús absolutos y todos los <text:soft-page-break/>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line-break/><text:line-break/>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line-break/><text:lin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line-break/><text:line-break/>Es solo cuando conocemos nuestra vida personal como un expresión del macrocosmos que entendemos que hay algo personal en el macrocosmos. Uno <text:soft-page-break/>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line-break/><text:line-break/>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line-break/><text:line-break/>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line-break/><text:line-break/>La única razón que tenemos que preguntar ¿por que? es porque hemos olvidado esa esencia y propósito y inspiración para todo. Actuamos como actores separados con miedo, ambición, o vanidad y olvidamos la esencia. La acción y la <text:soft-page-break/>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line-break/><text:line-break/>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line-break/><text:line-break/>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line-break/><text:soft-page-break/><text:line-break/>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line-break/><text:line-break/>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line-break/><text:line-break/>La ofrenda de los colores de la mente (puja) es el aspecto más simple de la meditación que aún para llegar a un estado de entrega toma tanta práctica <text:soft-page-break/>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al completo entonces el macrocosmos se ocupa de todos porque es el deseo del macrocosmos que cada pequeña chispa de la conciencia en su innumerables desendencia de microcosmos vuelva a la gran luz.</text:p>
      <text:p text:style-name="P1"/>
      <text:p text:style-name="P2"><text:span text:style-name="T2"> </text:span><text:span text:style-name="T3">Subscribe to my mailing list by sending an email to </text:span><text:a xlink:type="simple" xlink:href="mailto: enckwilliam@protonmail.com?subject=Subscribe" text:style-name="Internet_20_link" text:visited-style-name="Visited_20_Internet_20_Link"><text:span text:style-name="T4">enckwilliam@protonmail.com</text:span></text:a></text:p>
      <text:p text:style-name="P2"> </text:p>
      <text:p text:style-name="P3"><text:a xlink:type="simple" xlink:href="https://mega.nz/folder/SdoxBAba#i0aGD1umAgKgi6zTagEmgg" text:style-name="Internet_20_link" text:visited-style-name="Visited_20_Internet_20_Link"><text:span text:style-name="T5"> </text:span></text:a><text:a xlink:type="simple" xlink:href="https://workdrive.zohoexternal.com/folder/pleth54c25c7fb36e4390a1307f31985b4bed" text:style-name="Internet_20_link" text:visited-style-name="Visited_20_Internet_20_Link"><text:span text:style-name="T5">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09:05:41.719178919</meta:creation-date>
    <dc:date>2021-12-13T17:05:27.502811581</dc:date>
    <meta:editing-duration>PT11M17S</meta:editing-duration>
    <meta:editing-cycles>5</meta:editing-cycles>
    <meta:generator>LibreOffice/7.0.4.2$Linux_X86_64 LibreOffice_project/00$Build-2</meta:generator>
    <meta:document-statistic meta:table-count="0" meta:image-count="0" meta:object-count="0" meta:page-count="9" meta:paragraph-count="4" meta:word-count="4783" meta:character-count="28889" meta:non-whitespace-character-count="24082"/>
  </office:meta>
</office:document-meta>
</file>